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9833in" fo:text-indent="-0.9833in">
        <style:tab-stops/>
      </style:paragraph-properties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TableColumn23" style:family="table-column">
      <style:table-column-properties style:column-width="0.3138in"/>
    </style:style>
    <style:style style:name="TableColumn24" style:family="table-column">
      <style:table-column-properties style:column-width="1.2333in"/>
    </style:style>
    <style:style style:name="TableColumn25" style:family="table-column">
      <style:table-column-properties style:column-width="2.784in"/>
    </style:style>
    <style:style style:name="TableColumn26" style:family="table-column">
      <style:table-column-properties style:column-width="0.8937in"/>
    </style:style>
    <style:style style:name="TableColumn27" style:family="table-column">
      <style:table-column-properties style:column-width="0.6805in"/>
    </style:style>
    <style:style style:name="Table22" style:family="table">
      <style:table-properties style:width="5.9055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TableColumn101" style:family="table-column">
      <style:table-column-properties style:column-width="0.4826in"/>
    </style:style>
    <style:style style:name="TableColumn102" style:family="table-column">
      <style:table-column-properties style:column-width="0.9263in"/>
    </style:style>
    <style:style style:name="TableColumn103" style:family="table-column">
      <style:table-column-properties style:column-width="3.8576in"/>
    </style:style>
    <style:style style:name="TableColumn104" style:family="table-column">
      <style:table-column-properties style:column-width="0.6388in"/>
    </style:style>
    <style:style style:name="Table100" style:family="table">
      <style:table-properties style:width="5.9055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ableColumn146" style:family="table-column">
      <style:table-column-properties style:column-width="0.3472in"/>
    </style:style>
    <style:style style:name="TableColumn147" style:family="table-column">
      <style:table-column-properties style:column-width="2.8833in"/>
    </style:style>
    <style:style style:name="TableColumn148" style:family="table-column">
      <style:table-column-properties style:column-width="2.675in"/>
    </style:style>
    <style:style style:name="Table145" style:family="table">
      <style:table-properties style:width="5.9055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P174" style:parent-style-name="Normal" style:list-style-name="LFO3" style:family="paragraph"/>
    <style:style style:name="T175" style:parent-style-name="Fuentedepárrafopredeter." style:family="text">
      <style:text-properties fo:font-weight="bold" style:font-weight-asian="bold" style:font-weight-complex="bold"/>
    </style:style>
    <style:style style:name="P176" style:parent-style-name="Normal" style:list-style-name="LFO3" style:family="paragraph"/>
    <style:style style:name="T177" style:parent-style-name="Fuentedepárrafopredeter." style:family="text">
      <style:text-properties fo:font-weight="bold" style:font-weight-asian="bold" style:font-weight-complex="bold"/>
    </style:style>
    <style:style style:name="P178" style:parent-style-name="Normal" style:list-style-name="LFO3" style:family="paragraph"/>
    <style:style style:name="T179" style:parent-style-name="Fuentedepárrafopredeter." style:family="text">
      <style:text-properties fo:font-weight="bold" style:font-weight-asian="bold" style:font-weight-complex="bold"/>
    </style:style>
    <style:style style:name="P180" style:parent-style-name="Normal" style:list-style-name="LFO3" style:family="paragraph"/>
    <style:style style:name="T181" style:parent-style-name="Fuentedepárrafopredeter." style:family="text">
      <style:text-properties fo:font-weight="bold" style:font-weight-asian="bold" style:font-weight-complex="bold"/>
    </style:style>
    <style:style style:name="P182" style:parent-style-name="Normal" style:list-style-name="LFO3" style:family="paragraph"/>
    <style:style style:name="T183" style:parent-style-name="Fuentedepárrafopredeter." style:family="text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list-style-name="LFO4" style:family="paragraph"/>
    <style:style style:name="T186" style:parent-style-name="Fuentedepárrafopredeter." style:family="text">
      <style:text-properties fo:font-weight="bold" style:font-weight-asian="bold" style:font-weight-complex="bold"/>
    </style:style>
    <style:style style:name="P187" style:parent-style-name="Normal" style:list-style-name="LFO4" style:family="paragraph"/>
    <style:style style:name="T188" style:parent-style-name="Fuentedepárrafopredeter." style:family="text">
      <style:text-properties fo:font-weight="bold" style:font-weight-asian="bold" style:font-weight-complex="bold"/>
    </style:style>
    <style:style style:name="P189" style:parent-style-name="Normal" style:list-style-name="LFO4" style:family="paragraph"/>
    <style:style style:name="P190" style:parent-style-name="Normal" style:list-style-name="LFO4" style:family="paragraph"/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list-style-name="LFO5" style:family="paragraph"/>
    <style:style style:name="P193" style:parent-style-name="Normal" style:list-style-name="LFO5" style:family="paragraph"/>
    <style:style style:name="P194" style:parent-style-name="Normal" style:list-style-name="LFO5" style:family="paragraph"/>
    <style:style style:name="P195" style:parent-style-name="Normal" style:list-style-name="LFO5" style:family="paragraph"/>
    <style:style style:name="P196" style:parent-style-name="Normal" style:list-style-name="LFO5" style:family="paragraph"/>
    <style:style style:name="P197" style:parent-style-name="Normal" style:family="paragraph">
      <style:text-properties fo:font-weight="bold" style:font-weight-asian="bold" style:font-weight-complex="bold"/>
    </style:style>
    <style:style style:name="TableColumn199" style:family="table-column">
      <style:table-column-properties style:column-width="0.5722in"/>
    </style:style>
    <style:style style:name="TableColumn200" style:family="table-column">
      <style:table-column-properties style:column-width="3.9347in"/>
    </style:style>
    <style:style style:name="Table198" style:family="table">
      <style:table-properties style:width="4.5069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list-style-name="LFO6" style:family="paragraph"/>
    <style:style style:name="P220" style:parent-style-name="Normal" style:list-style-name="LFO6" style:family="paragraph"/>
    <style:style style:name="P221" style:parent-style-name="Normal" style:list-style-name="LFO6" style:family="paragraph"/>
    <style:style style:name="P222" style:parent-style-name="Normal" style:list-style-name="LFO6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Documento de Requisitos del Proyecto Web</text:p>
      <text:p text:style-name="Normal"><text:span text:style-name="T2">Proyecto:</text:span><text:s/>Sistema de Gestión de Reservas<text:line-break/><text:span text:style-name="T3">Versión:</text:span><text:s/>1.0<text:line-break/><text:span text:style-name="T4">Fecha:</text:span><text:s/>30/10/2025<text:line-break/><text:span text:style-name="T5">Autor:</text:span><text:s/>Yago García Jorge<text:line-break/><text:span text:style-name="T6">Contacto:</text:span><text:s/>yago.garciajorge@plexus.es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7">1. Introducción</text:p>
      <text:p text:style-name="Normal"><text:span text:style-name="T8">Propósito del documento:</text:span><text:line-break/>Definir los requisitos funcionales y no funcionales del sistema web “Gestión de Reservas”, que permitirá a los usuarios reservar espacios deportivos o salas de estudio de manera sencilla y eficiente<text:s/>en función de la disponibilidad de dichos espacios.</text:p>
      <text:p text:style-name="Normal"><text:span text:style-name="T9">Alcance del proyecto:</text:span><text:line-break/>La aplicación permitirá a los usuarios registrados consultar la disponibilidad de espacios, realizar reservas y cancelarlas. Los administradores podrán gestionar los espacios, horarios, usuarios y reportes de uso.</text:p>
      <text:p text:style-name="Normal"><text:span text:style-name="T10">Audiencia:</text:span><text:line-break/>Este documento está destinado a desarrolladores, diseñadores<text:s/>y<text:s/>administradores de sistema<text:s/>.</text:p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1"><text:span text:style-name="T12">2. Descripción general del sistema</text:span></text:p>
      <text:p text:style-name="Normal">“Gestión de Reservas” será una aplicación web responsive conectada a una base de datos relacional que contiene información sobre usuarios, espacios, horarios y reservas.</text:p>
      <text:p text:style-name="Normal">El sistema permitirá tres roles principales:</text:p>
      <text:list text:style-name="LFO1" text:continue-numbering="true">
        <text:list-item>
          <text:p text:style-name="P13"><text:span text:style-name="T14">Usuario:</text:span><text:s/>Puede consultar espacios y realizar reservas.</text:p>
        </text:list-item>
        <text:list-item>
          <text:p text:style-name="P15"><text:span text:style-name="T16">Administrador:</text:span><text:s/>Gestiona los espacios, usuarios y reportes.</text:p>
        </text:list-item>
      </text:list>
      <text:p text:style-name="Normal"><text:span text:style-name="T17">Tablas principales (ya existentes en la base de datos):</text:span></text:p>
      <text:list text:style-name="LFO2" text:continue-numbering="true">
        <text:list-item>
          <text:p text:style-name="P18">Usuarios</text:p>
        </text:list-item>
        <text:list-item>
          <text:p text:style-name="P19">Espacios</text:p>
        </text:list-item>
        <text:list-item>
          <text:p text:style-name="P20">Reservas</text:p>
        </text:list-item>
      </text:list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21">3. Requisitos funcionales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>
              <text:p text:style-name="P30">ID</text:p>
            </table:table-cell>
            <table:table-cell table:style-name="TableCell31">
              <text:p text:style-name="P32">Requisito</text:p>
            </table:table-cell>
            <table:table-cell table:style-name="TableCell33">
              <text:p text:style-name="P34">Descripción</text:p>
            </table:table-cell>
            <table:table-cell table:style-name="TableCell35">
              <text:p text:style-name="P36">Prioridad</text:p>
            </table:table-cell>
            <table:table-cell table:style-name="TableCell37">
              <text:p text:style-name="P38">Estado</text:p>
            </table:table-cell>
          </table:table-row>
        </table:table-header-rows>
        <table:table-row table:style-name="TableRow39">
          <table:table-cell table:style-name="TableCell40">
            <text:p text:style-name="Normal">RF-01</text:p>
          </table:table-cell>
          <table:table-cell table:style-name="TableCell41">
            <text:p text:style-name="Normal">Registro de usuarios</text:p>
          </table:table-cell>
          <table:table-cell table:style-name="TableCell42">
            <text:p text:style-name="Normal">El sistema permitirá a nuevos usuarios registrarse con<text:s/>nombre o Num.Documento<text:s/>y contraseña.</text:p>
          </table:table-cell>
          <table:table-cell table:style-name="TableCell43">
            <text:p text:style-name="Normal">Alta</text:p>
          </table:table-cell>
          <table:table-cell table:style-name="TableCell44">
            <text:p text:style-name="Normal">Pendiente</text:p>
          </table:table-cell>
        </table:table-row>
        <table:table-row table:style-name="TableRow45">
          <table:table-cell table:style-name="TableCell46">
            <text:p text:style-name="Normal">RF-02</text:p>
          </table:table-cell>
          <table:table-cell table:style-name="TableCell47">
            <text:p text:style-name="Normal">Autenticación</text:p>
          </table:table-cell>
          <table:table-cell table:style-name="TableCell48">
            <text:p text:style-name="Normal">Los usuarios iniciarán sesión para acceder a sus reservas.</text:p>
          </table:table-cell>
          <table:table-cell table:style-name="TableCell49">
            <text:p text:style-name="Normal">Alta</text:p>
          </table:table-cell>
          <table:table-cell table:style-name="TableCell50">
            <text:p text:style-name="Normal">Pendiente</text:p>
          </table:table-cell>
        </table:table-row>
        <table:table-row table:style-name="TableRow51">
          <table:table-cell table:style-name="TableCell52">
            <text:p text:style-name="Normal">RF-03</text:p>
          </table:table-cell>
          <table:table-cell table:style-name="TableCell53">
            <text:p text:style-name="Normal">Gestión de espacios</text:p>
          </table:table-cell>
          <table:table-cell table:style-name="TableCell54">
            <text:p text:style-name="Normal">Los administradores podrán crear, editar y eliminar espacios o salas.</text:p>
          </table:table-cell>
          <table:table-cell table:style-name="TableCell55">
            <text:p text:style-name="Normal">Alta</text:p>
          </table:table-cell>
          <table:table-cell table:style-name="TableCell56">
            <text:p text:style-name="Normal">Pendiente</text:p>
          </table:table-cell>
        </table:table-row>
        <table:table-row table:style-name="TableRow57">
          <table:table-cell table:style-name="TableCell58">
            <text:p text:style-name="Normal">RF-04</text:p>
          </table:table-cell>
          <table:table-cell table:style-name="TableCell59">
            <text:p text:style-name="Normal">Consulta de disponibilidad</text:p>
          </table:table-cell>
          <table:table-cell table:style-name="TableCell60">
            <text:p text:style-name="Normal">Los usuarios podrán ver un calendario o tabla con la disponibilidad de cada espacio.</text:p>
          </table:table-cell>
          <table:table-cell table:style-name="TableCell61">
            <text:p text:style-name="Normal">Alta</text:p>
          </table:table-cell>
          <table:table-cell table:style-name="TableCell62">
            <text:p text:style-name="Normal">Pendiente</text:p>
          </table:table-cell>
        </table:table-row>
        <table:table-row table:style-name="TableRow63">
          <table:table-cell table:style-name="TableCell64">
            <text:p text:style-name="Normal">RF-05</text:p>
          </table:table-cell>
          <table:table-cell table:style-name="TableCell65">
            <text:p text:style-name="Normal">Reserva de espacio</text:p>
          </table:table-cell>
          <table:table-cell table:style-name="TableCell66">
            <text:p text:style-name="Normal">El usuario podrá seleccionar un espacio, fecha y hora disponibles para reservar.</text:p>
          </table:table-cell>
          <table:table-cell table:style-name="TableCell67">
            <text:p text:style-name="Normal">Alta</text:p>
          </table:table-cell>
          <table:table-cell table:style-name="TableCell68">
            <text:p text:style-name="Normal">Pendiente</text:p>
          </table:table-cell>
        </table:table-row>
        <table:table-row table:style-name="TableRow69">
          <table:table-cell table:style-name="TableCell70">
            <text:p text:style-name="Normal">RF-06</text:p>
          </table:table-cell>
          <table:table-cell table:style-name="TableCell71">
            <text:p text:style-name="Normal">Cancelación de reserva</text:p>
          </table:table-cell>
          <table:table-cell table:style-name="TableCell72">
            <text:p text:style-name="Normal">El usuario podrá cancelar reservas activas antes de su inicio.</text:p>
          </table:table-cell>
          <table:table-cell table:style-name="TableCell73">
            <text:p text:style-name="Normal">Media</text:p>
          </table:table-cell>
          <table:table-cell table:style-name="TableCell74">
            <text:p text:style-name="Normal">Pendiente</text:p>
          </table:table-cell>
        </table:table-row>
        <table:table-row table:style-name="TableRow75">
          <table:table-cell table:style-name="TableCell76">
            <text:p text:style-name="Normal">RF-07</text:p>
          </table:table-cell>
          <table:table-cell table:style-name="TableCell77">
            <text:p text:style-name="Normal">Confirmación de asistencia</text:p>
          </table:table-cell>
          <table:table-cell table:style-name="TableCell78">
            <text:p text:style-name="Normal">El<text:s/>sistema<text:s/>ejecutara una comprobación<text:s/><text:s text:c="2"/>asistencia<text:s/>a su reserva.</text:p>
          </table:table-cell>
          <table:table-cell table:style-name="TableCell79">
            <text:p text:style-name="Normal">Media</text:p>
          </table:table-cell>
          <table:table-cell table:style-name="TableCell80">
            <text:p text:style-name="Normal">Pendiente</text:p>
          </table:table-cell>
        </table:table-row>
        <table:table-row table:style-name="TableRow81">
          <table:table-cell table:style-name="TableCell82">
            <text:p text:style-name="Normal">RF-08</text:p>
          </table:table-cell>
          <table:table-cell table:style-name="TableCell83">
            <text:p text:style-name="Normal">Notificaciones</text:p>
          </table:table-cell>
          <table:table-cell table:style-name="TableCell84">
            <text:p text:style-name="Normal">El sistema enviará correos o alertas sobre confirmación y recordatorio de reserva.</text:p>
          </table:table-cell>
          <table:table-cell table:style-name="TableCell85">
            <text:p text:style-name="Normal">Media</text:p>
          </table:table-cell>
          <table:table-cell table:style-name="TableCell86">
            <text:p text:style-name="Normal">Pendiente</text:p>
          </table:table-cell>
        </table:table-row>
        <table:table-row table:style-name="TableRow87">
          <table:table-cell table:style-name="TableCell88">
            <text:p text:style-name="Normal">RF-09</text:p>
          </table:table-cell>
          <table:table-cell table:style-name="TableCell89">
            <text:p text:style-name="Normal">Reportes de uso</text:p>
          </table:table-cell>
          <table:table-cell table:style-name="TableCell90">
            <text:p text:style-name="Normal">El administrador podrá generar reportes por espacio, usuario o rango de fechas.</text:p>
          </table:table-cell>
          <table:table-cell table:style-name="TableCell91">
            <text:p text:style-name="Normal">Media</text:p>
          </table:table-cell>
          <table:table-cell table:style-name="TableCell92">
            <text:p text:style-name="Normal">Pendiente</text:p>
          </table:table-cell>
        </table:table-row>
        <table:table-row table:style-name="TableRow93">
          <table:table-cell table:style-name="TableCell94">
            <text:p text:style-name="Normal">RF-10</text:p>
          </table:table-cell>
          <table:table-cell table:style-name="TableCell95">
            <text:p text:style-name="Normal">Gestión de roles</text:p>
          </table:table-cell>
          <table:table-cell table:style-name="TableCell96">
            <text:p text:style-name="Normal">El administrador podrá asignar o modificar roles de usuario (admin<text:s/>o<text:s/>usuario).</text:p>
          </table:table-cell>
          <table:table-cell table:style-name="TableCell97">
            <text:p text:style-name="Normal">Media</text:p>
          </table:table-cell>
          <table:table-cell table:style-name="TableCell98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P99">4. Requisitos no funcionales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header-rows>
          <table:table-row table:style-name="TableRow105">
            <table:table-cell table:style-name="TableCell106">
              <text:p text:style-name="P107">ID</text:p>
            </table:table-cell>
            <table:table-cell table:style-name="TableCell108">
              <text:p text:style-name="P109">Requisito</text:p>
            </table:table-cell>
            <table:table-cell table:style-name="TableCell110">
              <text:p text:style-name="P111">Descripción</text:p>
            </table:table-cell>
            <table:table-cell table:style-name="TableCell112">
              <text:p text:style-name="P113">Prioridad</text:p>
            </table:table-cell>
          </table:table-row>
        </table:table-header-rows>
        <table:table-row table:style-name="TableRow114">
          <table:table-cell table:style-name="TableCell115">
            <text:p text:style-name="Normal">RNF-01</text:p>
          </table:table-cell>
          <table:table-cell table:style-name="TableCell116">
            <text:p text:style-name="Normal">Seguridad</text:p>
          </table:table-cell>
          <table:table-cell table:style-name="TableCell117">
            <text:p text:style-name="Normal">Contraseñas cifradas, sesiones seguras y roles definidos por permisos.</text:p>
          </table:table-cell>
          <table:table-cell table:style-name="TableCell118">
            <text:p text:style-name="Normal">Alta</text:p>
          </table:table-cell>
        </table:table-row>
        <table:table-row table:style-name="TableRow119">
          <table:table-cell table:style-name="TableCell120">
            <text:p text:style-name="Normal">RNF-02</text:p>
          </table:table-cell>
          <table:table-cell table:style-name="TableCell121">
            <text:p text:style-name="Normal">Usabilidad</text:p>
          </table:table-cell>
          <table:table-cell table:style-name="TableCell122">
            <text:p text:style-name="Normal">Interfaz intuitiva, clara y responsive para móviles.</text:p>
          </table:table-cell>
          <table:table-cell table:style-name="TableCell123">
            <text:p text:style-name="Normal">Alta</text:p>
          </table:table-cell>
        </table:table-row>
        <table:table-row table:style-name="TableRow124">
          <table:table-cell table:style-name="TableCell125">
            <text:p text:style-name="Normal">RNF-03</text:p>
          </table:table-cell>
          <table:table-cell table:style-name="TableCell126">
            <text:p text:style-name="Normal">Rendimiento</text:p>
          </table:table-cell>
          <table:table-cell table:style-name="TableCell127">
            <text:p text:style-name="Normal">Consulta de disponibilidad debe cargar en menos de 2 segundos.</text:p>
          </table:table-cell>
          <table:table-cell table:style-name="TableCell128">
            <text:p text:style-name="Normal">Media</text:p>
          </table:table-cell>
        </table:table-row>
        <table:table-row table:style-name="TableRow129">
          <table:table-cell table:style-name="TableCell130">
            <text:p text:style-name="Normal">RNF-04</text:p>
          </table:table-cell>
          <table:table-cell table:style-name="TableCell131">
            <text:p text:style-name="Normal">Escalabilidad</text:p>
          </table:table-cell>
          <table:table-cell table:style-name="TableCell132">
            <text:p text:style-name="Normal">Capacidad para manejar hasta 1,000 reservas simultáneas.</text:p>
          </table:table-cell>
          <table:table-cell table:style-name="TableCell133">
            <text:p text:style-name="Normal">Media</text:p>
          </table:table-cell>
        </table:table-row>
        <table:table-row table:style-name="TableRow134">
          <table:table-cell table:style-name="TableCell135">
            <text:p text:style-name="Normal">RNF-05</text:p>
          </table:table-cell>
          <table:table-cell table:style-name="TableCell136">
            <text:p text:style-name="Normal">Disponibilidad</text:p>
          </table:table-cell>
          <table:table-cell table:style-name="TableCell137">
            <text:p text:style-name="Normal">El sistema estará disponible 24/7 con un uptime del 99%.</text:p>
          </table:table-cell>
          <table:table-cell table:style-name="TableCell138">
            <text:p text:style-name="Normal">Alta</text:p>
          </table:table-cell>
        </table:table-row>
        <table:table-row table:style-name="TableRow139">
          <table:table-cell table:style-name="TableCell140">
            <text:p text:style-name="Normal">RNF-06</text:p>
          </table:table-cell>
          <table:table-cell table:style-name="TableCell141">
            <text:p text:style-name="Normal">Accesibilidad</text:p>
          </table:table-cell>
          <table:table-cell table:style-name="TableCell142">
            <text:p text:style-name="Normal">Compatible con lectores de pantalla y buenas prácticas WCAG.</text:p>
          </table:table-cell>
          <table:table-cell table:style-name="TableCell143">
            <text:p text:style-name="Normal">Media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P144">5. Historias de usuario</text:p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header-rows>
          <table:table-row table:style-name="TableRow149">
            <table:table-cell table:style-name="TableCell150">
              <text:p text:style-name="P151">ID</text:p>
            </table:table-cell>
            <table:table-cell table:style-name="TableCell152">
              <text:p text:style-name="P153">Historia de Usuario</text:p>
            </table:table-cell>
            <table:table-cell table:style-name="TableCell154">
              <text:p text:style-name="P155">Criterios de Aceptación</text:p>
            </table:table-cell>
          </table:table-row>
        </table:table-header-rows>
        <table:table-row table:style-name="TableRow156">
          <table:table-cell table:style-name="TableCell157">
            <text:p text:style-name="Normal">HU-01</text:p>
          </table:table-cell>
          <table:table-cell table:style-name="TableCell158">
            <text:p text:style-name="Normal">Como usuario, quiero ver los espacios disponibles en un horario específico para elegir cuándo reservar.</text:p>
          </table:table-cell>
          <table:table-cell table:style-name="TableCell159">
            <text:p text:style-name="Normal">La vista de calendario muestra los horarios ocupados y libres por color.</text:p>
          </table:table-cell>
        </table:table-row>
        <table:table-row table:style-name="TableRow160">
          <table:table-cell table:style-name="TableCell161">
            <text:p text:style-name="Normal">HU-02</text:p>
          </table:table-cell>
          <table:table-cell table:style-name="TableCell162">
            <text:p text:style-name="Normal">Como usuario, quiero reservar un espacio fácilmente para practicar o estudiar.</text:p>
          </table:table-cell>
          <table:table-cell table:style-name="TableCell163">
            <text:p text:style-name="Normal">La reserva solo se confirma si el espacio está libre en esa franja horaria.</text:p>
          </table:table-cell>
        </table:table-row>
        <table:table-row table:style-name="TableRow164">
          <table:table-cell table:style-name="TableCell165">
            <text:p text:style-name="Normal">HU-03</text:p>
          </table:table-cell>
          <table:table-cell table:style-name="TableCell166">
            <text:p text:style-name="Normal">Como administrador, quiero agregar nuevos espacios para ampliar la oferta.</text:p>
          </table:table-cell>
          <table:table-cell table:style-name="TableCell167">
            <text:p text:style-name="Normal">El panel de administración permite registrar espacios con nombre, tipo, capacidad y horario.</text:p>
          </table:table-cell>
        </table:table-row>
        <table:table-row table:style-name="TableRow168">
          <table:table-cell table:style-name="TableCell169">
            <text:p text:style-name="Normal">HU-04</text:p>
          </table:table-cell>
          <table:table-cell table:style-name="TableCell170">
            <text:p text:style-name="Normal">Como administrador, quiero generar reportes para analizar la ocupación de espacios.</text:p>
          </table:table-cell>
          <table:table-cell table:style-name="TableCell171">
            <text:p text:style-name="Normal">El sistema exporta reportes en PDF o Excel con filtros por rango de fechas.</text:p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P172">6. Interfaces del sistema</text:p>
      <text:p text:style-name="Normal"><text:span text:style-name="T173">Pantallas principales:</text:span></text:p>
      <text:list text:style-name="LFO3" text:continue-numbering="true">
        <text:list-item>
          <text:p text:style-name="P174"><text:span text:style-name="T175">Inicio de sesión / Registro</text:span></text:p>
        </text:list-item>
        <text:list-item>
          <text:p text:style-name="P176"><text:span text:style-name="T177">Panel del Usuario:</text:span><text:s/>Ver reservas activas, historial, disponibilidad de espacios.</text:p>
        </text:list-item>
        <text:list-item>
          <text:p text:style-name="P178"><text:span text:style-name="T179">Vista de Espacios:</text:span><text:s/>Mapa o lista de espacios con horarios disponibles.</text:p>
        </text:list-item>
        <text:list-item>
          <text:p text:style-name="P180"><text:span text:style-name="T181">Formulario de Reserva:</text:span><text:s/>Selección de espacio, fecha y hora.</text:p>
        </text:list-item>
        <text:list-item>
          <text:p text:style-name="P182"><text:span text:style-name="T183">Panel del Administrador:</text:span><text:s/>CRUD de espacios, usuarios y reportes.</text:p>
        </text:list-item>
      </text:list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184">7. Restricciones y dependencias</text:p>
      <text:list text:style-name="LFO4" text:continue-numbering="true">
        <text:list-item>
          <text:p text:style-name="P185"><text:span text:style-name="T186">Tecnologías:</text:span><text:s/>Angular,<text:s/>.NET,<text:s/>Docker Compose, Kafka,<text:s/>xUnit (.NET), Karma (Angular)<text:s/>, base de datos<text:s/>SQL Server.</text:p>
        </text:list-item>
        <text:list-item>
          <text:p text:style-name="P187"><text:span text:style-name="T188">Restricciones:</text:span></text:p>
          <text:list text:continue-numbering="true">
            <text:list-item>
              <text:p text:style-name="P189">Solo los administradores pueden crear espacios y roles.</text:p>
            </text:list-item>
            <text:list-item>
              <text:p text:style-name="P190">Las reservas no pueden superponerse.</text:p>
            </text:list-item>
          </text:list>
        </text:list-item>
      </text:list>
      <text:p text:style-name="Normal"><draw:custom-shape svg:x="0in" svg:y="0in" svg:width="38.00694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191">8. Criterios de aceptación generales</text:p>
      <text:list text:style-name="LFO5" text:continue-numbering="true">
        <text:list-item>
          <text:p text:style-name="P192">No se permiten reservas duplicadas en el mismo espacio y horario.</text:p>
        </text:list-item>
        <text:list-item>
          <text:p text:style-name="P193">Los usuarios solo pueden cancelar antes del inicio del horario reservado.</text:p>
        </text:list-item>
        <text:list-item>
          <text:p text:style-name="P194">Los administradores pueden acceder a todos los módulos.</text:p>
        </text:list-item>
        <text:list-item>
          <text:p text:style-name="P195">Todos los datos de usuarios se guardan encriptados.</text:p>
        </text:list-item>
        <text:list-item>
          <text:p text:style-name="P196">Las vistas deben cargarse correctamente en dispositivos móviles.</text:p>
        </text:list-item>
      </text:list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97">9. Glosario</text:p>
      <table:table table:style-name="Table198">
        <table:table-columns>
          <table:table-column table:style-name="TableColumn199"/>
          <table:table-column table:style-name="TableColumn200"/>
        </table:table-columns>
        <table:table-header-rows>
          <table:table-row table:style-name="TableRow201">
            <table:table-cell table:style-name="TableCell202">
              <text:p text:style-name="P203">Término</text:p>
            </table:table-cell>
            <table:table-cell table:style-name="TableCell204">
              <text:p text:style-name="P205">Definición</text:p>
            </table:table-cell>
          </table:table-row>
        </table:table-header-rows>
        <table:table-row table:style-name="TableRow206">
          <table:table-cell table:style-name="TableCell207">
            <text:p text:style-name="Normal">CRUD</text:p>
          </table:table-cell>
          <table:table-cell table:style-name="TableCell208">
            <text:p text:style-name="Normal">Operaciones de Crear, Leer, Actualizar y Eliminar.</text:p>
          </table:table-cell>
        </table:table-row>
        <table:table-row table:style-name="TableRow209">
          <table:table-cell table:style-name="TableCell210">
            <text:p text:style-name="Normal">Rol</text:p>
          </table:table-cell>
          <table:table-cell table:style-name="TableCell211">
            <text:p text:style-name="Normal">Permisos asignados a un tipo de usuario (admin, usuario).</text:p>
          </table:table-cell>
        </table:table-row>
        <table:table-row table:style-name="TableRow212">
          <table:table-cell table:style-name="TableCell213">
            <text:p text:style-name="Normal">Reserva</text:p>
          </table:table-cell>
          <table:table-cell table:style-name="TableCell214">
            <text:p text:style-name="Normal">Registro que asocia un espacio con un usuario, fecha y horario.</text:p>
          </table:table-cell>
        </table:table-row>
        <table:table-row table:style-name="TableRow215">
          <table:table-cell table:style-name="TableCell216">
            <text:p text:style-name="Normal">Espacio</text:p>
          </table:table-cell>
          <table:table-cell table:style-name="TableCell217">
            <text:p text:style-name="Normal">Lugar físico disponible para reserva (sala, cancha, etc.).</text:p>
          </table:table-cell>
        </table:table-row>
      </table:table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218">10. Anexos</text:p>
      <text:list text:style-name="LFO6" text:continue-numbering="true">
        <text:list-item>
          <text:p text:style-name="P219">Diagrama de flujo de reserva (selección → confirmación → asistencia).</text:p>
        </text:list-item>
        <text:list-item>
          <text:p text:style-name="P220">Diagrama entidad-relación (base de datos existente).</text:p>
        </text:list-item>
        <text:list-item>
          <text:p text:style-name="P221">Ejemplo de interfaz de calendario.</text:p>
        </text:list-item>
        <text:list-item>
          <text:p text:style-name="P222">Guía de estilos visual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go García Jorge</meta:initial-creator>
    <dc:creator>Yago García Jorge</dc:creator>
    <meta:creation-date>2025-10-30T09:12:00Z</meta:creation-date>
    <dc:date>2025-10-30T12:56:00Z</dc:date>
    <meta:template xlink:href="Normal" xlink:type="simple"/>
    <meta:editing-cycles>6</meta:editing-cycles>
    <meta:editing-duration>PT13440S</meta:editing-duration>
    <meta:document-statistic meta:page-count="1" meta:paragraph-count="10" meta:word-count="816" meta:character-count="5295" meta:row-count="37" meta:non-whitespace-character-count="4489"/>
  </office:meta>
</office:document-meta>
</file>